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Filled_20_Blue">
      <style:graphic-properties draw:textarea-horizontal-align="justify" draw:textarea-vertical-align="middle" draw:auto-grow-height="false" fo:min-height="2.036cm" fo:min-width="3.945cm"/>
    </style:style>
    <style:style style:name="gr2" style:family="graphic" style:parent-style-name="Filled_20_Green">
      <style:graphic-properties draw:textarea-horizontal-align="justify" draw:textarea-vertical-align="middle" draw:auto-grow-height="false" fo:min-height="3.073cm" fo:min-width="2.823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Filled_20_Blue">
      <style:graphic-properties draw:textarea-horizontal-align="justify" draw:textarea-vertical-align="middle" draw:auto-grow-height="false" fo:min-height="2.036cm" fo:min-width="4.199cm"/>
    </style:style>
    <style:style style:name="gr5" style:family="graphic" style:parent-style-name="Filled_20_Blue">
      <style:graphic-properties draw:textarea-horizontal-align="justify" draw:textarea-vertical-align="middle" draw:auto-grow-height="false" fo:min-height="2.036cm" fo:min-width="4.453cm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weight="normal"/>
    </style:style>
    <style:style style:name="P4" style:family="paragraph">
      <loext:graphic-properties draw:fill="none" draw:fill-color="#ffffff"/>
      <style:text-properties fo:font-weight="normal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286cm" svg:x="3.913cm" svg:y="3.24cm">
          <text:p text:style-name="P1">Learn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4.699cm" svg:x="14.762cm" svg:y="1.943cm">
          <text:p text:style-name="P1">01.</text:p>
          <text:p text:style-name="P1">Sear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58cm" svg:y1="4.356cm" svg:x2="14.835cm" svg:y2="4.356cm">
          <text:p/>
        </draw:line>
        <draw:custom-shape draw:style-name="gr2" draw:text-style-name="P1" draw:layer="layout" svg:width="4.699cm" svg:height="4.699cm" svg:x="9.628cm" svg:y="7.658cm">
          <text:p text:style-name="P1">02.</text:p>
          <text:p text:style-name="P1">Filter B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699cm" svg:height="2.286cm" svg:x="4.167cm" svg:y="15.151cm">
          <text:p text:style-name="P1">Free Cour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99cm" svg:height="2.286cm" svg:x="10.263cm" svg:y="15.151cm">
          <text:p text:style-name="P1">Top Rated </text:p>
          <text:p text:style-name="P1">Cours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53cm" svg:height="2.286cm" svg:x="16.867cm" svg:y="15.151cm">
          <text:p text:style-name="P1">Last Added </text:p>
          <text:p text:style-name="P1">Cours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478cm" svg:y1="5.88cm" svg:x2="13.192cm" svg:y2="8.039cm">
          <text:p/>
        </draw:line>
        <draw:line draw:style-name="gr3" draw:text-style-name="P2" draw:layer="layout" svg:x1="10.271cm" svg:y1="11.595cm" svg:x2="7.096cm" svg:y2="15.278cm">
          <text:p/>
        </draw:line>
        <draw:line draw:style-name="gr3" draw:text-style-name="P2" draw:layer="layout" svg:x1="11.922cm" svg:y1="12.23cm" svg:x2="12.43cm" svg:y2="15.151cm">
          <text:p/>
        </draw:line>
        <draw:line draw:style-name="gr3" draw:text-style-name="P2" draw:layer="layout" svg:x1="14.081cm" svg:y1="11.087cm" svg:x2="17.891cm" svg:y2="15.097cm">
          <text:p/>
        </draw:line>
        <draw:line draw:style-name="gr6" draw:text-style-name="P2" draw:layer="layout" svg:x1="19.288cm" svg:y1="9.655cm" svg:x2="24.876cm" svg:y2="9.655cm">
          <text:p/>
        </draw:line>
        <draw:line draw:style-name="gr6" draw:text-style-name="P2" draw:layer="layout" svg:x1="19.288cm" svg:y1="11.814cm" svg:x2="24.876cm" svg:y2="11.814cm">
          <text:p/>
        </draw:line>
        <draw:line draw:style-name="gr3" draw:text-style-name="P2" draw:layer="layout" svg:x1="22.209cm" svg:y1="9.563cm" svg:x2="18.907cm" svg:y2="5.88cm">
          <text:p/>
        </draw:line>
        <draw:frame draw:style-name="gr7" draw:text-style-name="P4" draw:layer="layout" svg:width="3.556cm" svg:height="0.962cm" svg:x="20.431cm" svg:y="10.225cm">
          <draw:text-box>
            <text:p text:style-name="P3">eLearn DB</text:p>
          </draw:text-box>
        </draw:frame>
        <draw:frame draw:style-name="gr8" draw:text-style-name="P4" draw:layer="layout" svg:width="5.15cm" svg:height="0.962cm" svg:x="9.012cm" svg:y="3.394cm">
          <draw:text-box>
            <text:p text:style-name="P3">Search Keyword</text:p>
          </draw:text-box>
        </draw:frame>
        <draw:frame draw:style-name="gr9" draw:text-style-name="P6" draw:layer="layout" svg:width="5.715cm" svg:height="1.216cm" svg:x="10.652cm" svg:y="18.788cm">
          <draw:text-box>
            <text:p text:style-name="P5">DFD of Sear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3:16:14.670000000</meta:creation-date>
    <dc:date>2019-04-11T14:38:34.044000000</dc:date>
    <meta:editing-duration>PT4M48S</meta:editing-duration>
    <meta:editing-cycles>3</meta:editing-cycles>
    <meta:generator>LibreOffice/6.2.2.2$Windows_X86_64 LibreOffice_project/2b840030fec2aae0fd2658d8d4f9548af4e3518d</meta:generator>
    <meta:document-statistic meta:object-count="17"/>
  </office:meta>
</office:document-meta>
</file>